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draw:marker-start-width="0.36cm" draw:marker-end-width="0.36cm" draw:fill="solid" draw:fill-color="#ccffff" draw:textarea-horizontal-align="justify" draw:textarea-vertical-align="middle" draw:auto-grow-height="false" fo:min-height="3.23cm" fo:min-width="1.88cm" fo:padding-top="0.135cm" fo:padding-bottom="0.135cm" fo:padding-left="0.26cm" fo:padding-right="0.26cm"/>
    </style:style>
    <style:style style:name="gr2" style:family="graphic" style:parent-style-name="standard">
      <style:graphic-properties svg:stroke-width="0.01cm" draw:marker-start-width="0.33cm" draw:marker-end-width="0.33cm" draw:fill="gradient" draw:fill-color="#333333" draw:fill-gradient-name="Rueda" draw:textarea-horizontal-align="justify" draw:textarea-vertical-align="middle" draw:auto-grow-height="false" fo:min-height="0.34cm" fo:min-width="0cm" fo:padding-top="0.13cm" fo:padding-bottom="0.13cm" fo:padding-left="0.255cm" fo:padding-right="0.255cm"/>
    </style:style>
    <style:style style:name="gr3" style:family="graphic" style:parent-style-name="standard">
      <style:graphic-properties draw:stroke="none" draw:fill="solid" draw:fill-color="#780000" draw:textarea-horizontal-align="justify" draw:textarea-vertical-align="middle" draw:auto-grow-height="false" fo:min-height="0cm" fo:min-width="0cm" style:protect="size"/>
    </style:style>
    <style:style style:name="gr4" style:family="graphic" style:parent-style-name="objectwithoutfill">
      <style:graphic-properties svg:stroke-width="0.02cm" draw:marker-start-width="0.36cm" draw:marker-end-width="0.36cm" draw:fill="none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05cm" svg:stroke-color="#cc0000" draw:marker-start-width="0.45cm" draw:marker-end="Small_20_Arrow" draw:marker-end-width="0.2cm" svg:stroke-linecap="round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loext:graphic-properties draw:fill="solid" draw:fill-color="#ccffff"/>
      <style:paragraph-properties fo:text-align="center"/>
    </style:style>
    <style:style style:name="P2" style:family="paragraph">
      <loext:graphic-properties draw:fill="gradient" draw:fill-color="#333333" draw:fill-gradient-name="Rueda"/>
      <style:paragraph-properties fo:text-align="center"/>
    </style:style>
    <style:style style:name="P3" style:family="paragraph">
      <loext:graphic-properties draw:fill="solid" draw:fill-color="#780000"/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4cm" svg:height="3.5cm" svg:x="1.97cm" svg:y="3.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cm" svg:height="0.6cm" svg:x="2.07cm" svg:y="7.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cm" svg:height="0.6cm" svg:x="3.97cm" svg:y="7.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1cm" svg:height="0.1cm" svg:x="3.12cm" svg:y="5.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4" draw:layer="layout" svg:x1="1.17cm" svg:y1="8.02cm" svg:x2="5.17cm" svg:y2="8.02cm">
            <text:p/>
          </draw:line>
        </draw:g>
        <draw:g>
          <draw:g>
            <draw:custom-shape draw:style-name="gr1" draw:text-style-name="P1" draw:layer="layout" svg:width="2.4cm" svg:height="3.5cm" svg:x="6.18cm" svg:y="3.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3cm" svg:height="0.6cm" svg:x="6.28cm" svg:y="7.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3cm" svg:height="0.6cm" svg:x="8.18cm" svg:y="7.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1cm" svg:height="0.1cm" svg:x="7.33cm" svg:y="5.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4" draw:layer="layout" svg:x1="5.38cm" svg:y1="8.02cm" svg:x2="9.38cm" svg:y2="8.02cm">
              <text:p/>
            </draw:line>
          </draw:g>
          <draw:line draw:style-name="gr5" draw:text-style-name="P4" draw:layer="layout" svg:x1="7.38cm" svg:y1="5.22cm" svg:x2="7.38cm" svg:y2="8.02cm">
            <text:p/>
          </draw:line>
        </draw:g>
        <draw:g>
          <draw:g>
            <draw:custom-shape draw:style-name="gr1" draw:text-style-name="P1" draw:layer="layout" svg:width="2.4cm" svg:height="3.5cm" draw:transform="rotate (-0.436332312998582) translate (17.18cm 3.3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3cm" svg:height="0.6cm" draw:transform="rotate (-0.436332312998582) translate (15.77cm 6.6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3cm" svg:height="0.6cm" draw:transform="rotate (-0.436332312998582) translate (17.492cm 7.42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1cm" svg:height="0.1cm" draw:transform="rotate (-0.436332312998582) translate (17.694cm 4.97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4" draw:layer="layout" svg:x1="14.68cm" svg:y1="6.829cm" svg:x2="18.305cm" svg:y2="8.519cm">
              <text:p/>
            </draw:line>
          </draw:g>
          <draw:line draw:style-name="gr5" draw:text-style-name="P4" draw:layer="layout" svg:x1="17.718cm" svg:y1="5.142cm" svg:x2="17.718cm" svg:y2="8.202cm">
            <text:p/>
          </draw:line>
        </draw:g>
        <draw:g>
          <draw:g>
            <draw:custom-shape draw:style-name="gr1" draw:text-style-name="P1" draw:layer="layout" svg:width="2.4cm" svg:height="3.5cm" draw:transform="rotate (-0.349065850398866) translate (11.918cm 3.45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3cm" svg:height="0.6cm" draw:transform="rotate (-0.349065850398866) translate (10.798cm 6.82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3cm" svg:height="0.6cm" draw:transform="rotate (-0.349065850398866) translate (12.583cm 7.47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1cm" svg:height="0.1cm" draw:transform="rotate (-0.349065850398866) translate (12.572cm 5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4" draw:layer="layout" svg:x1="9.73cm" svg:y1="7.128cm" svg:x2="13.489cm" svg:y2="8.496cm">
              <text:p/>
            </draw:line>
          </draw:g>
          <draw:line draw:style-name="gr5" draw:text-style-name="P4" draw:layer="layout" svg:x1="12.602cm" svg:y1="5.201cm" svg:x2="12.602cm" svg:y2="8.161cm">
            <text:p/>
          </draw:line>
        </draw:g>
        <draw:line draw:style-name="gr6" draw:text-style-name="P4" draw:layer="layout" svg:x1="1cm" svg:y1="3.16cm" svg:x2="20cm" svg:y2="3.16cm">
          <text:p/>
        </draw:line>
        <draw:line draw:style-name="gr6" draw:text-style-name="P4" draw:layer="layout" svg:x1="1cm" svg:y1="8.7cm" svg:x2="20cm" svg:y2="8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ueda" draw:style="linear" draw:start-color="#b2b2b2" draw:end-color="#1c1c1c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8M53S</meta:editing-duration>
    <meta:editing-cycles>4</meta:editing-cycles>
    <meta:generator>LibreOffice/4.4.1.2$Windows_x86 LibreOffice_project/45e2de17089c24a1fa810c8f975a7171ba4cd432</meta:generator>
    <dc:date>2016-09-23T22:31:07.831000000</dc:date>
    <meta:document-statistic meta:object-count="32"/>
  </office:meta>
</office:document-meta>
</file>